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1.18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ans" fo:font-size="15pt" style:font-name-asian="WenQuanYi Zen Hei Sharp" style:font-size-asian="15pt" style:font-name-complex="Lohit Devanagari" style:font-size-complex="15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5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37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style-name="ce12"/>
          <table:table-cell table:number-columns-repeated="2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6:33:24.193881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8T16:33:38.558601170</dc:date>
    <dc:creator>Victor BARES</dc:creator>
    <meta:editing-duration>P2DT22H53M38S</meta:editing-duration>
    <meta:editing-cycles>22</meta:editing-cycles>
    <meta:generator>LibreOffice/5.0.6.2$Linux_X86_64 LibreOffice_project/00$Build-2</meta:generator>
    <meta:document-statistic meta:table-count="1" meta:cell-count="143" meta:object-count="0"/>
  </office:meta>
</office:document-meta>
</file>